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style:line-height-at-least="0.445cm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style:font-name="helvetica neue" fo:font-size="12.6000003814697pt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0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times new roman" fo:font-size="10.1999998092651pt"/>
    </style:style>
    <style:style style:name="T2" style:family="text">
      <style:text-properties style:font-name="times new roman" fo:font-size="10.1999998092651pt" fo:font-style="italic"/>
    </style:style>
    <style:style style:name="T3" style:family="text">
      <style:text-properties style:font-name="courier new" fo:font-size="9pt"/>
    </style:style>
    <style:style style:name="T4" style:family="text">
      <style:text-properties fo:font-variant="normal" fo:text-transform="none" fo:color="#000000" loext:opacity="100%" style:font-name="verdana" fo:font-size="8.39999961853027pt" fo:letter-spacing="normal" fo:font-style="normal" fo:font-weight="normal" style:font-name-asian="verdana" style:font-size-asian="8.39999961853027pt" style:font-style-asian="normal" style:font-weight-asian="normal" style:font-name-complex="verdana" style:font-size-complex="8.39999961853027pt" style:font-style-complex="normal" style:font-weight-complex="normal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ueue at the School</text:p>
      <text:section text:style-name="Sect1" text:name="pageContent">
        <text:p text:style-name="P4">time limit per test</text:p>
        <text:p text:style-name="P5">2 seconds</text:p>
        <text:p text:style-name="P4">memory limit per test</text:p>
        <text:p text:style-name="P5">256 megabytes</text:p>
        <text:p text:style-name="P4">input</text:p>
        <text:p text:style-name="P5">standard input</text:p>
        <text:p text:style-name="P4">output</text:p>
        <text:p text:style-name="P5">standard output</text:p>
        <text:p text:style-name="P6">During the break the schoolchildren, boys and girls, formed a queue of <text:span text:style-name="T2">n</text:span> people in the canteen. Initially the children stood in the order they entered the canteen. However, after a while the boys started feeling awkward for standing in front of the girls in the queue and they started letting the girls move forward each second.</text:p>
        <text:p text:style-name="P6">Let's describe the process more precisely. Let's say that the positions in the queue are sequentially numbered by integers from <text:span text:style-name="T1">1</text:span> to <text:span text:style-name="T2">n</text:span>, at that the person in the position number <text:span text:style-name="T1">1</text:span> is served first. Then, if at time <text:span text:style-name="T2">x</text:span> a boy stands on the <text:span text:style-name="T2">i</text:span>-th position and a girl stands on the <text:span text:style-name="T1">(</text:span><text:span text:style-name="T2">i</text:span><text:span text:style-name="T1"> + 1)</text:span>-th position, then at time <text:span text:style-name="T2">x</text:span><text:span text:style-name="T1"> + 1</text:span> the <text:span text:style-name="T2">i</text:span>-th position will have a girl and the <text:span text:style-name="T1">(</text:span><text:span text:style-name="T2">i</text:span><text:span text:style-name="T1"> + 1)</text:span>-th position will have a boy. The time is given in seconds.</text:p>
        <text:p text:style-name="P6">You've got the initial position of the children, at the initial moment of time. Determine the way the queue is going to look after <text:span text:style-name="T2">t</text:span> seconds.</text:p>
        <text:p text:style-name="P8">Input</text:p>
        <text:p text:style-name="P6">The first line contains two integers <text:span text:style-name="T2">n</text:span> and <text:span text:style-name="T2">t</text:span> <text:span text:style-name="T1">(1 ≤ </text:span><text:span text:style-name="T2">n</text:span><text:span text:style-name="T1">, </text:span><text:span text:style-name="T2">t</text:span><text:span text:style-name="T1"> ≤ 50)</text:span>, which represent the number of children in the queue and the time after which the queue will transform into the arrangement you need to find.</text:p>
        <text:p text:style-name="P6">The next line contains string <text:span text:style-name="T2">s</text:span>, which represents the schoolchildren's initial arrangement. If the <text:span text:style-name="T2">i</text:span>-th position in the queue contains a boy, then the <text:span text:style-name="T2">i</text:span>-th character of string <text:span text:style-name="T2">s</text:span> equals "<text:span text:style-name="T3">B</text:span>", otherwise the <text:span text:style-name="T2">i</text:span>-th character equals "<text:span text:style-name="T3">G</text:span>".</text:p>
        <text:p text:style-name="P8">Output</text:p>
        <text:p text:style-name="P6">Print string <text:span text:style-name="T2">a</text:span>, which describes the arrangement after <text:span text:style-name="T2">t</text:span> seconds. If the <text:span text:style-name="T2">i</text:span>-th position has a boy after the needed time, then the <text:span text:style-name="T2">i</text:span>-th character <text:span text:style-name="T2">a</text:span> must equal "<text:span text:style-name="T3">B</text:span>", otherwise it must equal "<text:span text:style-name="T3">G</text:span>".</text:p>
        <text:p text:style-name="P7">Examples</text:p>
        <text:p text:style-name="P9">input</text:p>
        <text:section text:style-name="Sect1" text:name="id008310646232748766">
          <text:p text:style-name="P10">Copy</text:p>
        </text:section>
        <text:p text:style-name="P1"><text:bookmark text:name="id0019836158781964497"/>5 1</text:p>
        <text:p text:style-name="P2">BGGBG</text:p>
        <text:p text:style-name="P9">output</text:p>
        <text:section text:style-name="Sect1" text:name="id006026289078136409">
          <text:p text:style-name="P10">Copy</text:p>
        </text:section>
        <text:p text:style-name="P1"><text:bookmark text:name="id008899359730237302"/>GBGGB</text:p>
        <text:p text:style-name="P9">input</text:p>
        <text:section text:style-name="Sect1" text:name="id006243871905326623">
          <text:p text:style-name="P10">Copy</text:p>
        </text:section>
        <text:p text:style-name="P1"><text:bookmark text:name="id0039115597201051955"/>5 2</text:p>
        <text:p text:style-name="P2">BGGBG</text:p>
        <text:p text:style-name="P9">output</text:p>
        <text:section text:style-name="Sect1" text:name="id007149084823130005">
          <text:p text:style-name="P10">Copy</text:p>
        </text:section>
        <text:p text:style-name="P1"><text:bookmark text:name="id0016904983702214693"/>GGBGB</text:p>
        <text:p text:style-name="P9">input</text:p>
        <text:section text:style-name="Sect1" text:name="id004372552610140086">
          <text:p text:style-name="P10">Copy</text:p>
        </text:section>
        <text:p text:style-name="P1"><text:bookmark text:name="id001403208671521896"/>4 1</text:p>
        <text:p text:style-name="P2">GGGB</text:p>
        <text:p text:style-name="P9">output</text:p>
        <text:section text:style-name="Sect1" text:name="id003401719446912974">
          <text:p text:style-name="P10">Copy</text:p>
        </text:section>
        <text:p text:style-name="P1"><text:bookmark text:name="id001260061768156382"/>GGGB</text:p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6T10:32:12.741000000</dc:date>
    <meta:editing-duration>PT7S</meta:editing-duration>
    <meta:editing-cycles>1</meta:editing-cycles>
    <meta:document-statistic meta:table-count="0" meta:image-count="0" meta:object-count="0" meta:page-count="1" meta:paragraph-count="40" meta:word-count="329" meta:character-count="1749" meta:non-whitespace-character-count="1458"/>
    <meta:generator>LibreOffice/7.2.2.2$Windows_X86_64 LibreOffice_project/02b2acce88a210515b4a5bb2e46cbfb63fe97d56</meta:generator>
  </office:meta>
</office:document-meta>
</file>